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666666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objectwithoutfill">
      <style:graphic-properties svg:stroke-width="0.254cm" svg:stroke-color="#666666" draw:marker-start-width="0.579cm" draw:marker-end-width="0.5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71cm" svg:y1="9.017cm" svg:x2="1.778cm" svg:y2="9.017cm">
          <text:p/>
        </draw:line>
        <draw:line draw:style-name="gr1" draw:text-style-name="P1" draw:layer="layout" svg:x1="9.398cm" svg:y1="6.477cm" svg:x2="1.905cm" svg:y2="6.477cm">
          <text:p/>
        </draw:line>
        <draw:line draw:style-name="gr1" draw:text-style-name="P1" draw:layer="layout" svg:x1="9.398cm" svg:y1="3.937cm" svg:x2="1.905cm" svg:y2="3.937cm">
          <text:p/>
        </draw:line>
        <draw:line draw:style-name="gr1" draw:text-style-name="P1" draw:layer="layout" svg:x1="9.271cm" svg:y1="1.397cm" svg:x2="1.778cm" svg:y2="1.397cm">
          <text:p/>
        </draw:line>
        <draw:custom-shape draw:style-name="gr2" draw:text-style-name="P2" draw:layer="layout" svg:width="1.27cm" svg:height="1.27cm" svg:x="0.97cm" svg:y="0.81cm">
          <text:p text:style-name="P1"><text:span text:style-name="T1">Mem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848cm" svg:y="0.81cm">
          <text:p text:style-name="P1"><text:span text:style-name="T1">Mem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4.78cm" svg:y="0.81cm">
          <text:p text:style-name="P1"><text:span text:style-name="T1">Mem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685cm" svg:y="0.81cm">
          <text:p text:style-name="P1"><text:span text:style-name="T1">Mem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0.968cm" svg:y="5.891cm">
          <text:p text:style-name="P1"><text:span text:style-name="T1">ALU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873cm" svg:y="5.891cm">
          <text:p text:style-name="P1"><text:span text:style-name="T1">ALU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05cm" svg:y="5.891cm">
          <text:p text:style-name="P1"><text:span text:style-name="T1">AluLite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cm" svg:y="5.891cm">
          <text:p text:style-name="P1"><text:span text:style-name="T1">AluLite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0.97cm" svg:y="3.31cm">
          <text:p text:style-name="P1"><text:span text:style-name="T1">MUL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875cm" svg:y="3.31cm">
          <text:p text:style-name="P1"><text:span text:style-name="T1">MUL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07cm" svg:y="3.31cm">
          <text:p text:style-name="P1"><text:span text:style-name="T1">MUL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2cm" svg:y="3.31cm">
          <text:p text:style-name="P1"><text:span text:style-name="T1">MUL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775cm" svg:y="8.43cm">
          <text:p text:style-name="P1"><text:span text:style-name="T1">BS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9cm" svg:y1="0.175cm" svg:x2="0.335cm" svg:y2="0.175cm">
          <text:p/>
        </draw:line>
        <draw:line draw:style-name="gr3" draw:text-style-name="P1" draw:layer="layout" svg:x1="8.59cm" svg:y1="2.715cm" svg:x2="8.59cm" svg:y2="5.255cm">
          <text:p/>
        </draw:line>
        <draw:line draw:style-name="gr3" draw:text-style-name="P1" draw:layer="layout" svg:x1="0.335cm" svg:y1="0.175cm" svg:x2="0.335cm" svg:y2="2.715cm">
          <text:p/>
        </draw:line>
        <draw:line draw:style-name="gr3" draw:text-style-name="P1" draw:layer="layout" svg:x1="8.59cm" svg:y1="2.715cm" svg:x2="0.335cm" svg:y2="2.715cm">
          <text:p/>
        </draw:line>
        <draw:line draw:style-name="gr3" draw:text-style-name="P1" draw:layer="layout" svg:x1="8.59cm" svg:y1="5.255cm" svg:x2="0.335cm" svg:y2="5.255cm">
          <text:p/>
        </draw:line>
        <draw:line draw:style-name="gr3" draw:text-style-name="P1" draw:layer="layout" svg:x1="8.59cm" svg:y1="7.795cm" svg:x2="8.59cm" svg:y2="10.335cm">
          <text:p/>
        </draw:line>
        <draw:line draw:style-name="gr3" draw:text-style-name="P1" draw:layer="layout" svg:x1="0.335cm" svg:y1="5.255cm" svg:x2="0.335cm" svg:y2="7.795cm">
          <text:p/>
        </draw:line>
        <draw:line draw:style-name="gr3" draw:text-style-name="P1" draw:layer="layout" svg:x1="8.59cm" svg:y1="7.795cm" svg:x2="0.335cm" svg:y2="7.795cm">
          <text:p/>
        </draw:line>
        <draw:line draw:style-name="gr3" draw:text-style-name="P1" draw:layer="layout" svg:x1="8.59cm" svg:y1="10.335cm" svg:x2="0.335cm" svg:y2="10.335cm">
          <text:p/>
        </draw:line>
        <draw:line draw:style-name="gr4" draw:text-style-name="P1" draw:layer="layout" svg:x1="1.959cm" svg:y1="0.81cm" svg:x2="1.959cm" svg:y2="0.175cm">
          <text:p/>
        </draw:line>
        <draw:line draw:style-name="gr4" draw:text-style-name="P1" draw:layer="layout" svg:x1="1.251cm" svg:y1="0.81cm" svg:x2="1.251cm" svg:y2="0.175cm">
          <text:p/>
        </draw:line>
        <draw:line draw:style-name="gr4" draw:text-style-name="P1" draw:layer="layout" svg:x1="3.837cm" svg:y1="0.81cm" svg:x2="3.837cm" svg:y2="0.175cm">
          <text:p/>
        </draw:line>
        <draw:line draw:style-name="gr4" draw:text-style-name="P1" draw:layer="layout" svg:x1="3.129cm" svg:y1="0.77cm" svg:x2="3.129cm" svg:y2="0.135cm">
          <text:p/>
        </draw:line>
        <draw:line draw:style-name="gr4" draw:text-style-name="P1" draw:layer="layout" svg:x1="5.796cm" svg:y1="0.81cm" svg:x2="5.796cm" svg:y2="0.175cm">
          <text:p/>
        </draw:line>
        <draw:line draw:style-name="gr4" draw:text-style-name="P1" draw:layer="layout" svg:x1="5.088cm" svg:y1="0.81cm" svg:x2="5.088cm" svg:y2="0.175cm">
          <text:p/>
        </draw:line>
        <draw:line draw:style-name="gr4" draw:text-style-name="P1" draw:layer="layout" svg:x1="7.701cm" svg:y1="0.81cm" svg:x2="7.701cm" svg:y2="0.175cm">
          <text:p/>
        </draw:line>
        <draw:line draw:style-name="gr4" draw:text-style-name="P1" draw:layer="layout" svg:x1="6.993cm" svg:y1="0.81cm" svg:x2="6.993cm" svg:y2="0.175cm">
          <text:p/>
        </draw:line>
        <draw:line draw:style-name="gr4" draw:text-style-name="P1" draw:layer="layout" svg:x1="1.959cm" svg:y1="3.35cm" svg:x2="1.959cm" svg:y2="2.715cm">
          <text:p/>
        </draw:line>
        <draw:line draw:style-name="gr4" draw:text-style-name="P1" draw:layer="layout" svg:x1="1.251cm" svg:y1="3.35cm" svg:x2="1.251cm" svg:y2="2.715cm">
          <text:p/>
        </draw:line>
        <draw:line draw:style-name="gr4" draw:text-style-name="P1" draw:layer="layout" svg:x1="3.837cm" svg:y1="3.35cm" svg:x2="3.837cm" svg:y2="2.715cm">
          <text:p/>
        </draw:line>
        <draw:line draw:style-name="gr4" draw:text-style-name="P1" draw:layer="layout" svg:x1="3.129cm" svg:y1="3.35cm" svg:x2="3.129cm" svg:y2="2.715cm">
          <text:p/>
        </draw:line>
        <draw:line draw:style-name="gr4" draw:text-style-name="P1" draw:layer="layout" svg:x1="5.796cm" svg:y1="3.35cm" svg:x2="5.796cm" svg:y2="2.715cm">
          <text:p/>
        </draw:line>
        <draw:line draw:style-name="gr4" draw:text-style-name="P1" draw:layer="layout" svg:x1="5.088cm" svg:y1="3.35cm" svg:x2="5.088cm" svg:y2="2.715cm">
          <text:p/>
        </draw:line>
        <draw:line draw:style-name="gr4" draw:text-style-name="P1" draw:layer="layout" svg:x1="7.701cm" svg:y1="3.35cm" svg:x2="7.701cm" svg:y2="2.715cm">
          <text:p/>
        </draw:line>
        <draw:line draw:style-name="gr4" draw:text-style-name="P1" draw:layer="layout" svg:x1="6.993cm" svg:y1="3.35cm" svg:x2="6.993cm" svg:y2="2.715cm">
          <text:p/>
        </draw:line>
        <draw:line draw:style-name="gr4" draw:text-style-name="P1" draw:layer="layout" svg:x1="1.932cm" svg:y1="5.89cm" svg:x2="1.932cm" svg:y2="5.255cm">
          <text:p/>
        </draw:line>
        <draw:line draw:style-name="gr4" draw:text-style-name="P1" draw:layer="layout" svg:x1="1.224cm" svg:y1="5.89cm" svg:x2="1.224cm" svg:y2="5.255cm">
          <text:p/>
        </draw:line>
        <draw:line draw:style-name="gr4" draw:text-style-name="P1" draw:layer="layout" svg:x1="3.81cm" svg:y1="5.89cm" svg:x2="3.81cm" svg:y2="5.255cm">
          <text:p/>
        </draw:line>
        <draw:line draw:style-name="gr4" draw:text-style-name="P1" draw:layer="layout" svg:x1="3.102cm" svg:y1="5.89cm" svg:x2="3.102cm" svg:y2="5.255cm">
          <text:p/>
        </draw:line>
        <draw:line draw:style-name="gr4" draw:text-style-name="P1" draw:layer="layout" svg:x1="5.769cm" svg:y1="5.89cm" svg:x2="5.769cm" svg:y2="5.255cm">
          <text:p/>
        </draw:line>
        <draw:line draw:style-name="gr4" draw:text-style-name="P1" draw:layer="layout" svg:x1="5.061cm" svg:y1="5.89cm" svg:x2="5.061cm" svg:y2="5.255cm">
          <text:p/>
        </draw:line>
        <draw:line draw:style-name="gr4" draw:text-style-name="P1" draw:layer="layout" svg:x1="7.674cm" svg:y1="5.89cm" svg:x2="7.674cm" svg:y2="5.255cm">
          <text:p/>
        </draw:line>
        <draw:line draw:style-name="gr4" draw:text-style-name="P1" draw:layer="layout" svg:x1="6.966cm" svg:y1="5.89cm" svg:x2="6.966cm" svg:y2="5.255cm">
          <text:p/>
        </draw:line>
        <draw:line draw:style-name="gr4" draw:text-style-name="P1" draw:layer="layout" svg:x1="5.791cm" svg:y1="8.43cm" svg:x2="5.791cm" svg:y2="7.795cm">
          <text:p/>
        </draw:line>
        <draw:line draw:style-name="gr4" draw:text-style-name="P1" draw:layer="layout" svg:x1="5.083cm" svg:y1="8.43cm" svg:x2="5.083cm" svg:y2="7.795cm">
          <text:p/>
        </draw:line>
        <draw:line draw:style-name="gr4" draw:text-style-name="P1" draw:layer="layout" svg:x1="3.51cm" svg:y1="7.795cm" svg:x2="3.51cm" svg:y2="7.16cm">
          <text:p/>
        </draw:line>
        <draw:line draw:style-name="gr4" draw:text-style-name="P1" draw:layer="layout" svg:x1="1.605cm" svg:y1="7.795cm" svg:x2="1.605cm" svg:y2="7.16cm">
          <text:p/>
        </draw:line>
        <draw:line draw:style-name="gr4" draw:text-style-name="P1" draw:layer="layout" svg:x1="7.32cm" svg:y1="7.795cm" svg:x2="7.32cm" svg:y2="7.16cm">
          <text:p/>
        </draw:line>
        <draw:line draw:style-name="gr4" draw:text-style-name="P1" draw:layer="layout" svg:x1="5.415cm" svg:y1="7.795cm" svg:x2="5.415cm" svg:y2="7.16cm">
          <text:p/>
        </draw:line>
        <draw:line draw:style-name="gr4" draw:text-style-name="P1" draw:layer="layout" svg:x1="3.51cm" svg:y1="5.255cm" svg:x2="3.51cm" svg:y2="4.62cm">
          <text:p/>
        </draw:line>
        <draw:line draw:style-name="gr4" draw:text-style-name="P1" draw:layer="layout" svg:x1="1.605cm" svg:y1="5.255cm" svg:x2="1.605cm" svg:y2="4.62cm">
          <text:p/>
        </draw:line>
        <draw:line draw:style-name="gr4" draw:text-style-name="P1" draw:layer="layout" svg:x1="7.32cm" svg:y1="5.255cm" svg:x2="7.32cm" svg:y2="4.62cm">
          <text:p/>
        </draw:line>
        <draw:line draw:style-name="gr4" draw:text-style-name="P1" draw:layer="layout" svg:x1="5.415cm" svg:y1="5.255cm" svg:x2="5.415cm" svg:y2="4.62cm">
          <text:p/>
        </draw:line>
        <draw:line draw:style-name="gr4" draw:text-style-name="P1" draw:layer="layout" svg:x1="5.41cm" svg:y1="10.335cm" svg:x2="5.41cm" svg:y2="9.7cm">
          <text:p/>
        </draw:line>
        <draw:frame draw:style-name="gr5" draw:text-style-name="P3" draw:layer="layout" svg:width="2.369cm" svg:height="0.725cm" svg:x="0.081cm" svg:y="10.335cm">
          <draw:text-box>
            <text:p><text:span text:style-name="T1">Data Bus </text:span></text:p>
          </draw:text-box>
        </draw:frame>
        <draw:line draw:style-name="gr4" draw:text-style-name="P1" draw:layer="layout" svg:x1="1.932cm" svg:y1="2.715cm" svg:x2="1.932cm" svg:y2="2.08cm">
          <text:p/>
        </draw:line>
        <draw:line draw:style-name="gr4" draw:text-style-name="P1" draw:layer="layout" svg:x1="1.224cm" svg:y1="2.715cm" svg:x2="1.224cm" svg:y2="2.08cm">
          <text:p/>
        </draw:line>
        <draw:line draw:style-name="gr4" draw:text-style-name="P1" draw:layer="layout" svg:x1="3.81cm" svg:y1="2.715cm" svg:x2="3.81cm" svg:y2="2.08cm">
          <text:p/>
        </draw:line>
        <draw:line draw:style-name="gr4" draw:text-style-name="P1" draw:layer="layout" svg:x1="3.102cm" svg:y1="2.715cm" svg:x2="3.102cm" svg:y2="2.08cm">
          <text:p/>
        </draw:line>
        <draw:line draw:style-name="gr4" draw:text-style-name="P1" draw:layer="layout" svg:x1="5.769cm" svg:y1="2.715cm" svg:x2="5.769cm" svg:y2="2.08cm">
          <text:p/>
        </draw:line>
        <draw:line draw:style-name="gr4" draw:text-style-name="P1" draw:layer="layout" svg:x1="5.061cm" svg:y1="2.715cm" svg:x2="5.061cm" svg:y2="2.08cm">
          <text:p/>
        </draw:line>
        <draw:line draw:style-name="gr4" draw:text-style-name="P1" draw:layer="layout" svg:x1="7.674cm" svg:y1="2.715cm" svg:x2="7.674cm" svg:y2="2.08cm">
          <text:p/>
        </draw:line>
        <draw:line draw:style-name="gr4" draw:text-style-name="P1" draw:layer="layout" svg:x1="6.966cm" svg:y1="2.715cm" svg:x2="6.966cm" svg:y2="2.08cm">
          <text:p/>
        </draw:line>
        <draw:custom-shape draw:style-name="gr6" draw:text-style-name="P1" draw:layer="layout" svg:width="1.27cm" svg:height="1.27cm" svg:x="0.97cm" svg:y="8.391cm">
          <text:p text:style-name="P1"><text:span text:style-name="T1">AluLite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.875cm" svg:y="8.391cm">
          <text:p text:style-name="P1"><text:span text:style-name="T1">AluLite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34cm" svg:y1="8.39cm" svg:x2="1.934cm" svg:y2="7.755cm">
          <text:p/>
        </draw:line>
        <draw:line draw:style-name="gr4" draw:text-style-name="P1" draw:layer="layout" svg:x1="1.226cm" svg:y1="8.39cm" svg:x2="1.226cm" svg:y2="7.755cm">
          <text:p/>
        </draw:line>
        <draw:line draw:style-name="gr4" draw:text-style-name="P1" draw:layer="layout" svg:x1="3.839cm" svg:y1="8.39cm" svg:x2="3.839cm" svg:y2="7.755cm">
          <text:p/>
        </draw:line>
        <draw:line draw:style-name="gr4" draw:text-style-name="P1" draw:layer="layout" svg:x1="3.131cm" svg:y1="8.39cm" svg:x2="3.131cm" svg:y2="7.755cm">
          <text:p/>
        </draw:line>
        <draw:line draw:style-name="gr4" draw:text-style-name="P1" draw:layer="layout" svg:x1="3.485cm" svg:y1="10.295cm" svg:x2="3.485cm" svg:y2="9.66cm">
          <text:p/>
        </draw:line>
        <draw:line draw:style-name="gr4" draw:text-style-name="P1" draw:layer="layout" svg:x1="1.58cm" svg:y1="10.295cm" svg:x2="1.58cm" svg:y2="9.66cm">
          <text:p/>
        </draw:line>
        <draw:line draw:style-name="gr7" draw:text-style-name="P1" draw:layer="layout" svg:x1="9.398cm" svg:y1="0.1cm" svg:x2="9.398cm" svg:y2="10.514cm">
          <text:p/>
        </draw:line>
        <draw:frame draw:style-name="gr8" draw:text-style-name="P3" draw:layer="layout" svg:width="2.581cm" svg:height="0.725cm" draw:transform="rotate (1.58475896081085) translate (9.412cm 6.876cm)">
          <draw:text-box>
            <text:p text:style-name="P3"><text:span text:style-name="T1">Config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09T16:59:09</meta:creation-date>
    <dc:date>2015-03-26T12:15:21.935132542</dc:date>
    <meta:editing-duration>PT28M6S</meta:editing-duration>
    <meta:editing-cycles>8</meta:editing-cycles>
    <meta:generator>LibreOffice/4.3.3.2$Linux_X86_64 LibreOffice_project/430m0$Build-2</meta:generator>
    <meta:document-statistic meta:object-count="80"/>
  </office:meta>
</office:document-meta>
</file>